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77000001068935F7C9EAF65FD6D.png" manifest:media-type="image/png"/>
  <manifest:file-entry manifest:full-path="Pictures/100000000000177000001068A8B3CCDD445500EF.png" manifest:media-type="image/png"/>
  <manifest:file-entry manifest:full-path="Pictures/1000000000001770000010685557E2A7981FE211.png" manifest:media-type="image/png"/>
  <manifest:file-entry manifest:full-path="Pictures/1000000000001770000010682118E77520A0CBCD.png" manifest:media-type="image/png"/>
  <manifest:file-entry manifest:full-path="Pictures/10000000000017700000106808BE5FA7C785F9AC.png" manifest:media-type="image/png"/>
  <manifest:file-entry manifest:full-path="Pictures/100000000000177000001068D6ABCA84E117FBEC.png" manifest:media-type="image/png"/>
  <manifest:file-entry manifest:full-path="Pictures/100000000000177000001068BCBC146363C4DDD4.png" manifest:media-type="image/png"/>
  <manifest:file-entry manifest:full-path="Pictures/1000000000001770000010683E433D2A4FE80566.png" manifest:media-type="image/png"/>
  <manifest:file-entry manifest:full-path="Pictures/100000000000177000001068ED4083E206DBF7B4.png" manifest:media-type="image/png"/>
  <manifest:file-entry manifest:full-path="Pictures/100000000000177000001068A4F778033F3D92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A8B3CCDD445500E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5557E2A7981FE2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935F7C9EAF65FD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2118E77520A0CB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08BE5FA7C785F9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D6ABCA84E117FB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BCBC146363C4DD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3E433D2A4FE805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ED4083E206DBF7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2.499cm" svg:height="15.749cm" svg:x="2.793cm" svg:y="0.022cm">
          <draw:image xlink:href="Pictures/100000000000177000001068A4F778033F3D92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8T22:24:38.500000000</meta:creation-date>
    <dc:date>2024-07-18T22:28:56.384000000</dc:date>
    <meta:editing-duration>PT4M18S</meta:editing-duration>
    <meta:editing-cycles>1</meta:editing-cycles>
    <meta:document-statistic meta:object-count="51"/>
    <meta:generator>View_PPTX_PLUS/7.4.0.3$Windows_X86_64 LibreOffice_project/</meta:generator>
  </office:meta>
</office:document-meta>
</file>